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34in"/>
    </style:style>
    <style:style style:name="co2" style:family="table-column">
      <style:table-column-properties fo:break-before="auto" style:column-width="2.311in"/>
    </style:style>
    <style:style style:name="co3" style:family="table-column">
      <style:table-column-properties fo:break-before="auto" style:column-width="2.9917in"/>
    </style:style>
    <style:style style:name="co4" style:family="table-column">
      <style:table-column-properties fo:break-before="auto" style:column-width="1.4354in"/>
    </style:style>
    <style:style style:name="co5" style:family="table-column">
      <style:table-column-properties fo:break-before="auto" style:column-width="3.2799in"/>
    </style:style>
    <style:style style:name="co6" style:family="table-column">
      <style:table-column-properties fo:break-before="auto" style:column-width="1.5744in"/>
    </style:style>
    <style:style style:name="co7" style:family="table-column">
      <style:table-column-properties fo:break-before="auto" style:column-width="0.8264in"/>
    </style:style>
    <style:style style:name="co8" style:family="table-column">
      <style:table-column-properties fo:break-before="auto" style:column-width="1.0291in"/>
    </style:style>
    <style:style style:name="co9" style:family="table-column">
      <style:table-column-properties fo:break-before="auto" style:column-width="1.007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Mouser Part #</text:p>
          </table:table-cell>
          <table:table-cell table:style-name="ce1" office:value-type="string">
            <text:p>Other Part #</text:p>
          </table:table-cell>
          <table:table-cell table:style-name="ce1"/>
          <table:table-cell table:number-columns-repeated="4"/>
        </table:table-row>
        <table:table-row table:style-name="ro2">
          <table:table-cell office:value-type="string">
            <text:p>Enclosure</text:p>
          </table:table-cell>
          <table:table-cell table:style-name="ce2" office:value-type="string">
            <text:p>.72 x 3.07 x 1.69 Extruded Enclsoure</text:p>
          </table:table-cell>
          <table:table-cell table:style-name="ce2" office:value-type="string">
            <text:p><text:a xlink:href="https://www.mouser.com/Search/ProductDetail.aspx?R=1455K1201virtualkey54600000virtualkey546-1455K1201" xlink:type="simple">546-1455K1201</text:a>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2">
          <table:table-cell office:value-type="string">
            <text:p>B1</text:p>
          </table:table-cell>
          <table:table-cell office:value-type="string">
            <text:p>Rectifier</text:p>
          </table:table-cell>
          <table:table-cell table:style-name="ce2" office:value-type="string">
            <text:p>625-W005G-E4 </text:p>
          </table:table-cell>
          <table:table-cell table:number-columns-repeated="6"/>
        </table:table-row>
        <table:table-row table:style-name="ro3">
          <table:table-cell office:value-type="string">
            <text:p>C3</text:p>
          </table:table-cell>
          <table:table-cell office:value-type="string">
            <text:p>22pF</text:p>
          </table:table-cell>
          <table:table-cell table:style-name="ce2" office:value-type="string">
            <text:p><text:a xlink:href="http://www.mouser.com/Search/ProductDetail.aspx?R=SA102A220JARvirtualkey58110000virtualkey581-SA102A220JAR" xlink:type="simple">581-SA102A220JAR</text:a></text:p>
          </table:table-cell>
          <table:table-cell table:number-columns-repeated="6"/>
        </table:table-row>
        <table:table-row table:style-name="ro2">
          <table:table-cell office:value-type="string">
            <text:p>C4</text:p>
          </table:table-cell>
          <table:table-cell office:value-type="string">
            <text:p>22pF</text:p>
          </table:table-cell>
          <table:table-cell table:style-name="ce2" office:value-type="string">
            <text:p><text:a xlink:href="http://www.mouser.com/Search/ProductDetail.aspx?R=SA102A220JARvirtualkey58110000virtualkey581-SA102A220JAR" xlink:type="simple">581-SA102A220JAR</text:a></text:p>
          </table:table-cell>
          <table:table-cell table:number-columns-repeated="6"/>
        </table:table-row>
        <table:table-row table:style-name="ro3">
          <table:table-cell office:value-type="string">
            <text:p>C1</text:p>
          </table:table-cell>
          <table:table-cell office:value-type="string">
            <text:p>100nF</text:p>
          </table:table-cell>
          <table:table-cell table:style-name="ce2" office:value-type="string">
            <text:p><text:a xlink:href="http://www.mouser.com/Search/ProductDetail.aspx?R=FK18X7R1E104Kvirtualkey99990000virtualkey810-FK18X7R1E104K" xlink:type="simple">810-FK18X7R1E104K</text:a></text:p>
          </table:table-cell>
          <table:table-cell table:number-columns-repeated="6"/>
        </table:table-row>
        <table:table-row table:style-name="ro2">
          <table:table-cell office:value-type="string">
            <text:p>C2</text:p>
          </table:table-cell>
          <table:table-cell office:value-type="string">
            <text:p>100nF</text:p>
          </table:table-cell>
          <table:table-cell table:style-name="ce2" office:value-type="string">
            <text:p><text:a xlink:href="http://www.mouser.com/Search/ProductDetail.aspx?R=FK18X7R1E104Kvirtualkey99990000virtualkey810-FK18X7R1E104K" xlink:type="simple">810-FK18X7R1E104K</text:a></text:p>
          </table:table-cell>
          <table:table-cell table:number-columns-repeated="6"/>
        </table:table-row>
        <table:table-row table:style-name="ro2">
          <table:table-cell office:value-type="string">
            <text:p>C5</text:p>
          </table:table-cell>
          <table:table-cell office:value-type="string">
            <text:p>100nF</text:p>
          </table:table-cell>
          <table:table-cell table:style-name="ce2" office:value-type="string">
            <text:p><text:a xlink:href="http://www.mouser.com/Search/ProductDetail.aspx?R=FK18X7R1E104Kvirtualkey99990000virtualkey810-FK18X7R1E104K" xlink:type="simple">810-FK18X7R1E104K</text:a></text:p>
          </table:table-cell>
          <table:table-cell table:number-columns-repeated="6"/>
        </table:table-row>
        <table:table-row table:style-name="ro2">
          <table:table-cell office:value-type="string">
            <text:p>C9</text:p>
          </table:table-cell>
          <table:table-cell office:value-type="string">
            <text:p>100nF</text:p>
          </table:table-cell>
          <table:table-cell table:style-name="ce2" office:value-type="string">
            <text:p><text:a xlink:href="http://www.mouser.com/Search/ProductDetail.aspx?R=FK18X7R1E104Kvirtualkey99990000virtualkey810-FK18X7R1E104K" xlink:type="simple">810-FK18X7R1E104K</text:a></text:p>
          </table:table-cell>
          <table:table-cell table:number-columns-repeated="6"/>
        </table:table-row>
        <table:table-row table:style-name="ro3">
          <table:table-cell office:value-type="string">
            <text:p>C8</text:p>
          </table:table-cell>
          <table:table-cell office:value-type="string">
            <text:p>330nF</text:p>
          </table:table-cell>
          <table:table-cell table:style-name="ce2" office:value-type="string">
            <text:p>810-FK18X5R1E334K </text:p>
          </table:table-cell>
          <table:table-cell table:number-columns-repeated="6"/>
        </table:table-row>
        <table:table-row table:style-name="ro3">
          <table:table-cell office:value-type="string">
            <text:p>C6</text:p>
          </table:table-cell>
          <table:table-cell office:value-type="string">
            <text:p>22uF</text:p>
          </table:table-cell>
          <table:table-cell table:style-name="ce2" office:value-type="string">
            <text:p>667-EEU-HD1H220B </text:p>
          </table:table-cell>
          <table:table-cell table:number-columns-repeated="6"/>
        </table:table-row>
        <table:table-row table:style-name="ro3">
          <table:table-cell office:value-type="string">
            <text:p>C7</text:p>
          </table:table-cell>
          <table:table-cell office:value-type="string">
            <text:p>2200uF</text:p>
          </table:table-cell>
          <table:table-cell table:style-name="ce2" office:value-type="string">
            <text:p>667-EEU-HD1E222B 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3">
          <table:table-cell office:value-type="string">
            <text:p>D1</text:p>
          </table:table-cell>
          <table:table-cell office:value-type="string">
            <text:p>1N4148 Diode</text:p>
          </table:table-cell>
          <table:table-cell table:style-name="ce2" office:value-type="string">
            <text:p><text:a xlink:href="http://www.mouser.com/ProductDetail/Fairchild-Semiconductor/1N4148/?qs=sGAEpiMZZMudZehw8RjeZWbu6z6oTQTL" xlink:type="simple">512-1N4148</text:a>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4">
          <table:table-cell office:value-type="string">
            <text:p>GB5V</text:p>
          </table:table-cell>
          <table:table-cell office:value-type="string">
            <text:p>2-pin Jumper</text:p>
          </table:table-cell>
          <table:table-cell/>
          <table:table-cell office:value-type="string">
            <text:p>avishowtech.com</text:p>
          </table:table-cell>
          <table:table-cell table:number-columns-repeated="5"/>
        </table:table-row>
        <table:table-row table:style-name="ro4">
          <table:table-cell office:value-type="string">
            <text:p>GNDLFT</text:p>
          </table:table-cell>
          <table:table-cell office:value-type="string">
            <text:p>2-pin Jumper</text:p>
          </table:table-cell>
          <table:table-cell/>
          <table:table-cell office:value-type="string">
            <text:p>avishowtech.com</text:p>
          </table:table-cell>
          <table:table-cell table:number-columns-repeated="5"/>
        </table:table-row>
        <table:table-row table:style-name="ro4">
          <table:table-cell office:value-type="string">
            <text:p>MIDI-IN</text:p>
          </table:table-cell>
          <table:table-cell office:value-type="string">
            <text:p>2-pin SIL Header</text:p>
          </table:table-cell>
          <table:table-cell/>
          <table:table-cell office:value-type="string">
            <text:p>avishowtech.com</text:p>
          </table:table-cell>
          <table:table-cell table:number-columns-repeated="5"/>
        </table:table-row>
        <table:table-row table:style-name="ro4">
          <table:table-cell office:value-type="string">
            <text:p>MIDI-OUT</text:p>
          </table:table-cell>
          <table:table-cell office:value-type="string">
            <text:p>3-pin SIL Header</text:p>
          </table:table-cell>
          <table:table-cell/>
          <table:table-cell office:value-type="string">
            <text:p>avishowtech.com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4">
          <table:table-cell office:value-type="string">
            <text:p>5VDC</text:p>
          </table:table-cell>
          <table:table-cell office:value-type="string">
            <text:p>2-pin SIL Header</text:p>
          </table:table-cell>
          <table:table-cell/>
          <table:table-cell office:value-type="string">
            <text:p>avishowtech.com</text:p>
          </table:table-cell>
          <table:table-cell table:number-columns-repeated="5"/>
        </table:table-row>
        <table:table-row table:style-name="ro4">
          <table:table-cell office:value-type="string">
            <text:p>X4</text:p>
          </table:table-cell>
          <table:table-cell office:value-type="string">
            <text:p>2-pin SIL Header</text:p>
          </table:table-cell>
          <table:table-cell/>
          <table:table-cell office:value-type="string">
            <text:p>avishowtech.com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4">
          <table:table-cell office:value-type="string">
            <text:p>ISP</text:p>
          </table:table-cell>
          <table:table-cell office:value-type="string">
            <text:p>2x3 DIL Header</text:p>
          </table:table-cell>
          <table:table-cell/>
          <table:table-cell office:value-type="string">
            <text:p>avishowtech.com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3">
          <table:table-cell office:value-type="string">
            <text:p>R5</text:p>
          </table:table-cell>
          <table:table-cell office:value-type="string">
            <text:p>220 Ohm</text:p>
          </table:table-cell>
          <table:table-cell table:style-name="ce2" office:value-type="string">
            <text:p><text:a xlink:href="http://www.mouser.com/Search/ProductDetail.aspx?R=MF1%2F4CCT52R2200Fvirtualkey66000000virtualkey660-MF1%2F4CCT52R2200F" xlink:type="simple">660-MF1/4CCT52R2200F</text:a></text:p>
          </table:table-cell>
          <table:table-cell table:number-columns-repeated="6"/>
        </table:table-row>
        <table:table-row table:style-name="ro2">
          <table:table-cell office:value-type="string">
            <text:p>R9</text:p>
          </table:table-cell>
          <table:table-cell office:value-type="string">
            <text:p>220 Ohm</text:p>
          </table:table-cell>
          <table:table-cell table:style-name="ce2" office:value-type="string">
            <text:p><text:a xlink:href="http://www.mouser.com/Search/ProductDetail.aspx?R=MF1%2F4CCT52R2200Fvirtualkey66000000virtualkey660-MF1%2F4CCT52R2200F" xlink:type="simple">660-MF1/4CCT52R2200F</text:a></text:p>
          </table:table-cell>
          <table:table-cell table:number-columns-repeated="6"/>
        </table:table-row>
        <table:table-row table:style-name="ro2">
          <table:table-cell office:value-type="string">
            <text:p>R10</text:p>
          </table:table-cell>
          <table:table-cell office:value-type="string">
            <text:p>220 Ohm</text:p>
          </table:table-cell>
          <table:table-cell table:style-name="ce2" office:value-type="string">
            <text:p><text:a xlink:href="http://www.mouser.com/Search/ProductDetail.aspx?R=MF1%2F4CCT52R2200Fvirtualkey66000000virtualkey660-MF1%2F4CCT52R2200F" xlink:type="simple">660-MF1/4CCT52R2200F</text:a></text:p>
          </table:table-cell>
          <table:table-cell table:number-columns-repeated="6"/>
        </table:table-row>
        <table:table-row table:style-name="ro2">
          <table:table-cell office:value-type="string">
            <text:p>R8</text:p>
          </table:table-cell>
          <table:table-cell office:value-type="string">
            <text:p>270 Ohm</text:p>
          </table:table-cell>
          <table:table-cell table:style-name="ce2" office:value-type="string">
            <text:p><text:a xlink:href="http://www.mouser.com/Search/ProductDetail.aspx?R=MF1%2F4DC2700Fvirtualkey66000000virtualkey660-MF1%2F4DC2700F" xlink:type="simple">660-MF1/4DC2700F</text:a>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3">
          <table:table-cell office:value-type="string">
            <text:p>SW1</text:p>
          </table:table-cell>
          <table:table-cell office:value-type="string">
            <text:p>3-Position DIP</text:p>
          </table:table-cell>
          <table:table-cell table:style-name="ce2" office:value-type="string">
            <text:p>611-BD03 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4">
          <table:table-cell office:value-type="string">
            <text:p>MIDI IN</text:p>
          </table:table-cell>
          <table:table-cell office:value-type="string">
            <text:p>Female MIDI</text:p>
          </table:table-cell>
          <table:table-cell/>
          <table:table-cell office:value-type="string">
            <text:p>avishowtech.com</text:p>
          </table:table-cell>
          <table:table-cell table:number-columns-repeated="5"/>
        </table:table-row>
        <table:table-row table:style-name="ro4">
          <table:table-cell office:value-type="string">
            <text:p>MIDI OUT</text:p>
          </table:table-cell>
          <table:table-cell office:value-type="string">
            <text:p>Female MIDI</text:p>
          </table:table-cell>
          <table:table-cell/>
          <table:table-cell office:value-type="string">
            <text:p>avishowtech.com</text:p>
          </table:table-cell>
          <table:table-cell table:number-columns-repeated="5"/>
        </table:table-row>
        <table:table-row table:style-name="ro4">
          <table:table-cell office:value-type="string">
            <text:p>GBIO</text:p>
          </table:table-cell>
          <table:table-cell office:value-type="string">
            <text:p>Female MIDI</text:p>
          </table:table-cell>
          <table:table-cell/>
          <table:table-cell office:value-type="string">
            <text:p>avishowtech.com</text:p>
          </table:table-cell>
          <table:table-cell table:number-columns-repeated="5"/>
        </table:table-row>
        <table:table-row table:style-name="ro3">
          <table:table-cell office:value-type="string">
            <text:p>GB Connector</text:p>
          </table:table-cell>
          <table:table-cell office:value-type="string">
            <text:p>Male 5-pin DIN 180 Deg</text:p>
          </table:table-cell>
          <table:table-cell table:style-name="ce2" office:value-type="string">
            <text:p><text:a xlink:href="http://www.mouser.com/Search/ProductDetail.aspx?R=NYS322Gvirtualkey56810000virtualkey568-NYS322G" xlink:type="simple">568-NYS322G</text:a></text:p>
          </table:table-cell>
          <table:table-cell office:value-type="string">
            <text:p>&lt;--- Untested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2">
          <table:table-cell office:value-type="string">
            <text:p>IC1</text:p>
          </table:table-cell>
          <table:table-cell office:value-type="string">
            <text:p>AVR328</text:p>
          </table:table-cell>
          <table:table-cell table:style-name="ce2" office:value-type="string">
            <text:p><text:a xlink:href="http://www.mouser.com/Search/ProductDetail.aspx?R=ATMEGA328P-PUvirtualkey55650000virtualkey556-ATMEGA328P-PU" xlink:type="simple">556-ATMEGA328P-PU</text:a></text:p>
          </table:table-cell>
          <table:table-cell table:number-columns-repeated="6"/>
        </table:table-row>
        <table:table-row table:style-name="ro2">
          <table:table-cell office:value-type="string">
            <text:p>IC1 Socket</text:p>
          </table:table-cell>
          <table:table-cell office:value-type="string">
            <text:p>28-pin Narrow (.3”)</text:p>
          </table:table-cell>
          <table:table-cell table:style-name="ce2" office:value-type="string">
            <text:p><text:a xlink:href="http://www.mouser.com/Search/ProductDetail.aspx?R=4828-3004-CPvirtualkey51750000virtualkey517-4828-3004-CP" xlink:type="simple">517-4828-3004-CP</text:a></text:p>
          </table:table-cell>
          <table:table-cell table:number-columns-repeated="6"/>
        </table:table-row>
        <table:table-row table:style-name="ro2">
          <table:table-cell office:value-type="string">
            <text:p>IC2</text:p>
          </table:table-cell>
          <table:table-cell office:value-type="string">
            <text:p>7805</text:p>
          </table:table-cell>
          <table:table-cell table:style-name="ce2" office:value-type="string">
            <text:p><text:a xlink:href="http://www.mouser.com/Search/ProductDetail.aspx?R=L7805CVvirtualkey51120000virtualkey511-L7805CV" xlink:type="simple">511-L7805CV</text:a></text:p>
          </table:table-cell>
          <table:table-cell table:number-columns-repeated="6"/>
        </table:table-row>
        <table:table-row table:style-name="ro2">
          <table:table-cell office:value-type="string">
            <text:p>OK1</text:p>
          </table:table-cell>
          <table:table-cell office:value-type="string">
            <text:p>6N138 Optocoupler</text:p>
          </table:table-cell>
          <table:table-cell table:style-name="ce2" office:value-type="string">
            <text:p><text:a xlink:href="http://www.mouser.com/Search/ProductDetail.aspx?R=6N138virtualkey61370000virtualkey782-6N138" xlink:type="simple">782-6N138</text:a></text:p>
          </table:table-cell>
          <table:table-cell table:number-columns-repeated="6"/>
        </table:table-row>
        <table:table-row table:style-name="ro2">
          <table:table-cell office:value-type="string">
            <text:p>OK1 Socket</text:p>
          </table:table-cell>
          <table:table-cell office:value-type="string">
            <text:p>8-pin DIP Socket</text:p>
          </table:table-cell>
          <table:table-cell table:style-name="ce2" office:value-type="string">
            <text:p><text:a xlink:href="http://www.mouser.com/Search/ProductDetail.aspx?R=4808-3000-CPvirtualkey51750000virtualkey517-4808-3000-CP" xlink:type="simple">517-4808-3000-CP</text:a>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2">
          <table:table-cell office:value-type="string">
            <text:p>STEREO IN</text:p>
          </table:table-cell>
          <table:table-cell office:value-type="string">
            <text:p>3.5mm Audio Jack</text:p>
          </table:table-cell>
          <table:table-cell table:style-name="ce2" office:value-type="string">
            <text:p><text:a xlink:href="http://www.mouser.com/Search/ProductDetail.aspx?R=STX-3120-5B-284Cvirtualkey51700000virtualkey806-STX-31205B284C" xlink:type="simple">806-STX-31205B284C</text:a></text:p>
          </table:table-cell>
          <table:table-cell table:number-columns-repeated="6"/>
        </table:table-row>
        <table:table-row table:style-name="ro2">
          <table:table-cell office:value-type="string">
            <text:p>MONO BALANCED OUT</text:p>
          </table:table-cell>
          <table:table-cell office:value-type="string">
            <text:p>1/4” TRS Jack</text:p>
          </table:table-cell>
          <table:table-cell table:style-name="ce2" office:value-type="string">
            <text:p><text:a xlink:href="https://www.mouser.com/Search/ProductDetail.aspx?R=NMJ6HFD2virtualkey56810000virtualkey550-20301" xlink:type="simple">550-20301</text:a>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2">
          <table:table-cell office:value-type="string">
            <text:p>J1</text:p>
          </table:table-cell>
          <table:table-cell office:value-type="string">
            <text:p>2mm/5mm DC Jack</text:p>
          </table:table-cell>
          <table:table-cell table:style-name="ce2" office:value-type="string">
            <text:p><text:a xlink:href="http://www.mouser.com/ProductDetail/Kycon/KLDX-0202-A/?qs=sGAEpiMZZMv1TUPJeFpwbkvAqHjza%2FBr3%252bcZyVoKCLg%3D" xlink:type="simple">806-KLDX-0202-A</text:a>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4">
          <table:table-cell office:value-type="string">
            <text:p>LED</text:p>
          </table:table-cell>
          <table:table-cell office:value-type="string">
            <text:p>3mm LED</text:p>
          </table:table-cell>
          <table:table-cell/>
          <table:table-cell office:value-type="string">
            <text:p>avishowtech.com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2">
          <table:table-cell office:value-type="string">
            <text:p>Q1</text:p>
          </table:table-cell>
          <table:table-cell office:value-type="string">
            <text:p>16MHz OSC</text:p>
          </table:table-cell>
          <table:table-cell table:style-name="ce2" office:value-type="string">
            <text:p><text:a xlink:href="http://www.mouser.com/Search/ProductDetail.aspx?R=HC49US-16.000MABJ-UBvirtualkey69500000virtualkey695-HC49US-16-U" xlink:type="simple">695-HC49US-16-U</text:a>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4">
          <table:table-cell office:value-type="string">
            <text:p>XFORMER</text:p>
          </table:table-cell>
          <table:table-cell office:value-type="string">
            <text:p>EDCOR PCW</text:p>
          </table:table-cell>
          <table:table-cell/>
          <table:table-cell office:value-type="string">
            <text:p>edcor.com</text:p>
          </table:table-cell>
          <table:table-cell table:number-columns-repeated="5"/>
        </table:table-row>
        <table:table-row table:style-name="ro1" table:number-rows-repeated="104852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4">00/00/0000</text:date>, <text:time style:data-style-name="N2" text:time-value="0000-00-00T17:37: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4T17:38:34</dc:date>
    <meta:generator>LibreOffice/4.0.1.2$MacOSX_x86 LibreOffice_project/84102822e3d61eb989ddd325abf1ac077904985</meta:generator>
    <meta:editing-duration>PT13M40S</meta:editing-duration>
    <meta:editing-cycles>4</meta:editing-cycles>
    <meta:document-statistic meta:table-count="1" meta:cell-count="122" meta:object-count="0"/>
  </office:meta>
</office:document-meta>
</file>